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3f2"/>
    </style:style>
    <style:style style:name="P2" style:family="paragraph" style:parent-style-name="Standard">
      <style:text-properties officeooo:rsid="0006c3f2" officeooo:paragraph-rsid="0006c3f2"/>
    </style:style>
    <style:style style:name="P3" style:family="paragraph" style:parent-style-name="Standard">
      <style:paragraph-properties fo:text-align="center" style:justify-single-word="false"/>
      <style:text-properties style:font-name="Andale Mono" officeooo:rsid="0006c3f2" officeooo:paragraph-rsid="0006c3f2"/>
    </style:style>
    <style:style style:name="P4" style:family="paragraph" style:parent-style-name="Standard">
      <style:paragraph-properties fo:text-align="center" style:justify-single-word="false"/>
      <style:text-properties style:font-name="Apple Color Emoji1" officeooo:rsid="0006c3f2" officeooo:paragraph-rsid="0006c3f2" style:font-name-asian="Apple Color Emoji1" style:font-name-complex="Apple Color Emoji1"/>
    </style:style>
    <style:style style:name="P5" style:family="paragraph" style:parent-style-name="Standard">
      <style:text-properties officeooo:rsid="0006c3f2" officeooo:paragraph-rsid="00088f4e"/>
    </style:style>
    <style:style style:name="T1" style:family="text">
      <style:text-properties officeooo:rsid="000b2c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t Embed Test</text:p>
      <text:p text:style-name="P1"/>
      <text:p text:style-name="P2">The purpose of this document is to test whether embedded fonts work and are re-used cross-platform. There now follows a line of text in the “Andale Mono” font:</text:p>
      <text:p text:style-name="P2"/>
      <text:p text:style-name="P3">The quick brown fox jumps over the lazy dog!</text:p>
      <text:p text:style-name="P2"/>
      <text:p text:style-name="P5">There now follows a few characters from the “<text:span text:style-name="T1">Apple Color Emoji</text:span>” font:</text:p>
      <text:p text:style-name="P2"/>
      <text:p text:style-name="P4">😀 🙈 🚕 🐋 ❎</text:p>
      <text:p text:style-name="P2"/>
      <text:p text:style-name="P2">Created on OS X by Andrew Jack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2:41:09.231129000</meta:creation-date>
    <dc:date>2014-11-23T23:21:50.182951000</dc:date>
    <meta:editing-duration>PT10M</meta:editing-duration>
    <meta:editing-cycles>3</meta:editing-cycles>
    <meta:generator>LibreOffice/4.3.4.1$MacOSX_X86_64 LibreOffice_project/bc356b2f991740509f321d70e4512a6a54c5f243</meta:generator>
    <meta:document-statistic meta:table-count="0" meta:image-count="0" meta:object-count="0" meta:page-count="1" meta:paragraph-count="6" meta:word-count="64" meta:character-count="330" meta:non-whitespace-character-count="272"/>
  </office:meta>
</office:document-meta>
</file>